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 – Verificato poi con file presente su disco “Giochi 01.d64” dumpclub #57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ergio Neddi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ificato con versione trovata su Backup Disk I.d64 (dumpclub64.it - 35a sessione) che ha alcuni errori di digitazione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disk10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Confrontato con programma trovato su MC link.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0:10:24.01121222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4T10:30:24.464868049</dc:date>
    <meta:editing-cycles>255</meta:editing-cycles>
    <meta:editing-duration>P6DT43M21S</meta:editing-duration>
    <meta:generator>LibreOffice/25.2.4.3$Linux_X86_64 LibreOffice_project/520$Build-3</meta:generator>
    <meta:document-statistic meta:table-count="1" meta:cell-count="4022" meta:object-count="0"/>
  </office:meta>
</office:document-meta>
</file>